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4.73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outline1">
      <style:graphic-properties fo:min-height="5.576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size="22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4pt" style:font-size-complex="24pt"/>
    </style:style>
    <style:style style:name="T6" style:family="text">
      <style:text-properties fo:font-size="26pt" style:font-size-asian="24pt" style:font-size-complex="2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font-size="28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4.739cm" svg:x="0cm" svg:y="5.887cm" presentation:class="title" presentation:user-transformed="true">
          <draw:text-box>
            <text:p>Statistical modelling<text:line-break/><text:line-break/><text:span text:style-name="T1">Michele Gub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ientists vs. Engineers</text:p>
                <text:list>
                  <text:list-header>
                    <text:p>or: Why linear models?</text:p>
                  </text:list-header>
                </text:list>
              </text:list-item>
              <text:list-item>
                <text:p>Correlation vs. Causation</text:p>
              </text:list-item>
              <text:list-item>
                <text:p><text:span text:style-name="T2">Why only one response variable?</text:span> <text:span text:style-name="T3">(in linear models)</text:span></text:p>
              </text:list-item>
              <text:list-item>
                <text:p>Ordinary linear models</text:p>
              </text:list-item>
              <text:list-item>
                <text:p>Linear Mixed-Effects Models</text:p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Outline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ample scientific scenario: How is anger expressed through prosody <text:span text:style-name="T3">(in a certain language)</text:span>?</text:p>
              </text:list-item>
              <text:list-item>
                <text:p><text:span text:style-name="T2">Collect </text:span>angry and neutral speech</text:p>
                <text:list>
                  <text:list-item>
                    <text:p>e.g. from call center recordings</text:p>
                  </text:list-item>
                </text:list>
              </text:list-item>
              <text:list-item>
                <text:p>Label manually a small subset of the data</text:p>
              </text:list-item>
              <text:list-item>
                <text:p>Build one or more models on the data <text:span text:style-name="T3">(after data pre-processing)</text:span></text:p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y a model?</text:p>
                <text:list>
                  <text:list-item>
                    <text:p>To isolate and understand the components of anger expressed by prosody</text:p>
                  </text:list-item>
                  <text:list-item>
                    <text:p>Isolate, because prosody (speech in general) <text:s/>varies for tons of other unrelated reasons</text:p>
                  </text:list-item>
                  <text:list-item>
                    <text:p>Understand, because it’s science :)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type of model you build is simple, usually a linear (ME) model. Why?</text:p>
                <text:list>
                  <text:list-item>
                    <text:p>Wrong answer: because you don't have enough data, otherwise you would use a DNN</text:p>
                  </text:list-item>
                  <text:list-item>
                    <text:p>Better answer: because you need to isolate and understand, and a LM decomposes sources of change and adds them together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ample LM<text:span text:style-name="T4"> (oversimplified)</text:span></text:p>
                <text:list>
                  <text:list-header>
                    <text:p>f0 range ~ anger + other factors <text:span text:style-name="T4">(e.g. age, gender, position in sentence, etc.)</text:span></text:p>
                  </text:list-header>
                </text:list>
              </text:list-item>
              <text:list-item>
                <text:p><text:span text:style-name="T1">Each factor (RHS) may or may not contribute in determining (or “explaining”) a variation (with sign) in the response variable (LHS)</text:span></text:p>
                <text:p/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at about a DNN instead?</text:p>
                <text:list>
                  <text:list-header>
                    <text:p>f0 range ~ DNN(anger, other factors)</text:p>
                  </text:list-header>
                </text:list>
              </text:list-item>
              <text:list-item>
                <text:p><text:span text:style-name="T1">Prediction accuracy would increase</text:span></text:p>
                <text:list>
                  <text:list-item>
                    <text:p><text:span text:style-name="T5">Because reality is way more complex than linear</text:span></text:p>
                  </text:list-item>
                </text:list>
              </text:list-item>
              <text:list-item>
                <text:p><text:span text:style-name="T1">Interpretability would decrease (or vanish)</text:span></text:p>
                <text:list>
                  <text:list-item>
                    <text:p><text:span text:style-name="T5">Because a DNN usually contains millions of parameters connected by non-linear relationships</text:span>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engineering scenario: detect anger automatically from speech recordings</text:p>
              </text:list-item>
              <text:list-item>
                <text:p><text:span text:style-name="T2">Collect (huge amounts of) </text:span>angry and neutral speech, e.g. from call center recordings</text:p>
              </text:list-item>
              <text:list-item>
                <text:p>Label manually a small subset of the data</text:p>
              </text:list-item>
              <text:list-item>
                <text:p>Build a classifier = a magic box that tells you anger yes/no given a stretch of speech</text:p>
                <text:list>
                  <text:list-header>
                    <text:p><text:span text:style-name="T4">anger ~ complicated_function(lots of acoustic features) </text:span></text:p>
                  </text:list-header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a classifier?</text:p>
                <text:list>
                  <text:list-item>
                    <text:p>Purpose is to predict (guess) anger yes/no from speech (prosody), not to understand and isolate factors contributing to anger in prosody</text:p>
                  </text:list-item>
                  <text:list-item>
                    <text:p>No need to interpret (the millions of) parameters in the classifier</text:p>
                  </text:list-item>
                  <text:list-item>
                    <text:p>The more data, the higher the support for complexity, the better predictions</text:p>
                    <text:list>
                      <text:list-header>
                        <text:p><text:span text:style-name="T6">“</text:span><text:span text:style-name="T6">There is no better data than more data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9cm" svg:height="1.771cm" svg:x="1.4cm" svg:y="0.837cm" presentation:class="title">
          <draw:text-box>
            <text:p>Scientists vs. Engineer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model like this</text:p>
                <text:list>
                  <text:list-header>
                    <text:p>f0 range ~ anger + other factors</text:p>
                  </text:list-header>
                </text:list>
                <text:p>provides support for correlation, not causation</text:p>
                <text:list>
                  <text:list-header>
                    <text:p>e.g. anger <text:span text:style-name="T7">co-occurs</text:span> with greater f0 range</text:p>
                    <text:p><text:span text:style-name="T8">not</text:span><text:span text:style-name="T9"> </text:span>anger <text:span text:style-name="T10">implies</text:span> greater f0 rang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model like this</text:p>
                <text:list>
                  <text:list-header>
                    <text:p>f0 range ~ anger + other factors</text:p>
                  </text:list-header>
                </text:list>
                <text:p>usually has the structure:</text:p>
                <text:list>
                  <text:list-item>
                    <text:p>RHS: causes</text:p>
                  </text:list-item>
                  <text:list-item>
                    <text:p>LHS: effect (only one)</text:p>
                  </text:list-item>
                </text:list>
              </text:list-item>
              <text:list-item>
                <text:p>But this is prior knowledge, not a result</text:p>
                <text:p/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model like this</text:p>
                <text:list>
                  <text:list-header>
                    <text:p>f0 range ~ anger + other factors</text:p>
                  </text:list-header>
                </text:list>
                <text:p>is interpreted like this</text:p>
                <text:list>
                  <text:list-header>
                    <text:p>“the presence of anger contribute for an increase of 50Hz in f0 range”</text:p>
                  </text:list-header>
                </text:list>
                <text:p>which implies the direction of causation</text:p>
                <text:list>
                  <text:list-header>
                    <text:p>i.e. anger causes a change in prosody, not prosody causes anger in the speaker</text:p>
                  </text:list-header>
                </text:list>
                <text:p>but the model does not know that</text:p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swap roles</text:p>
                <text:list>
                  <text:list-header>
                    <text:p><text:span text:style-name="T9">prob(anger) ~ </text:span>f0 range + other prosodic features</text:p>
                  </text:list-header>
                </text:list>
                <text:p>and maintain the direction of causality</text:p>
                <text:list>
                  <text:list-header>
                    <text:p>“an increase of 50Hz in f0 range is associated to an increase of 0.3 in prob(anger)”</text:p>
                  </text:list-header>
                </text:list>
              </text:list-item>
              <text:list-item>
                <text:p>Useful to examine the efficacy of different prosodic features in revealing (not causing!) anger</text:p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Correlation vs. Causation</text:p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not?</text:p>
                <text:list>
                  <text:list-header>
                    <text:p>f0 range + other features ~ anger + other factors</text:p>
                  </text:list-header>
                </text:list>
                <text:p>or</text:p>
                <text:list>
                  <text:list-header>
                    <text:p>(F1, F2) ~ factors affecting a vowel</text:p>
                  </text:list-header>
                </text:list>
                <text:p>i.e. we would like to predict many (correlated) effects on a number of (correlated) acoustic featur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Why only one response variable?</text:p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legal :)</text:p>
                <text:list>
                  <text:list-item>
                    <text:p>i.e. no conflict with causation or anything logical</text:p>
                  </text:list-item>
                </text:list>
              </text:list-item>
              <text:list-item>
                <text:p>But estimation is hard</text:p>
              </text:list-item>
              <text:list-item>
                <text:p>Most (R) stats packages have trouble with multiple-response models</text:p>
                <text:list>
                  <text:list-item>
                    <text:p>lme4 does not support them</text:p>
                  </text:list-item>
                  <text:list-item>
                    <text:p>mgcv (GAMMs) does but with (heavy) limitations</text:p>
                  </text:list-item>
                  <text:list-item>
                    <text:p>brms (Stan, Bayesian) does 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1.771cm" svg:x="1.4cm" svg:y="0.837cm" presentation:class="title">
          <draw:text-box>
            <text:p>Why only one response variable?</text:p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A look ahea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4">we will do stats on curves and trajectories, e.g. f0 or formants</text:span></text:p>
              </text:list-item>
              <text:list-item>
                <text:p text:style-name="P2"><text:span text:style-name="T4">we will play the scientists, e.g. what aspect of f0 track shape </text:span><text:span text:style-name="T4">reflects the presence of anger?</text:span></text:p>
              </text:list-item>
              <text:list-item>
                <text:p text:style-name="P2"><text:span text:style-name="T4">instead of a numeric feature extracted 'by hand', like f0 range, </text:span><text:span text:style-name="T4">we will have other ‘shape features’ computed by FPCA</text:span></text:p>
              </text:list-item>
              <text:list-item>
                <text:p text:style-name="P2"><text:span text:style-name="T4">we will put one of these features (at the time) on the LHS of a <text:s/></text:span><text:span text:style-name="T4">LMER model</text:span></text:p>
              </text:list-item>
              <text:list-item>
                <text:p text:style-name="P2"><text:span text:style-name="T4">we will also look at what GAMMs do, which is similar, but </text:span><text:span text:style-name="T4">technically quite different</text:span></text:p>
              </text:list-item>
              <text:list-item>
                <text:p text:style-name="P2"><text:span text:style-name="T4">so we need to use LMER as building block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1:05:38.123950324</meta:creation-date>
    <meta:editing-duration>PT44M30S</meta:editing-duration>
    <meta:editing-cycles>12</meta:editing-cycles>
    <meta:generator>LibreOffice/6.0.7.3$Linux_X86_64 LibreOffice_project/00m0$Build-3</meta:generator>
    <dc:title>Blue Curve</dc:title>
    <meta:initial-creator>Michele Gubian</meta:initial-creator>
    <dc:date>2020-09-09T10:55:52.767492978</dc:date>
    <dc:creator>Michele Gubian</dc:creator>
    <meta:document-statistic meta:object-count="98"/>
  </office:meta>
</office:document-meta>
</file>